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8cm" svg:height="16.255cm" svg:x="0cm" svg:y="0.837cm" presentation:class="subtitle" presentation:user-transformed="true">
          <draw:text-box>
            <text:p/>
            <text:p>Field Line Resonance in Two and a Half Dimensions</text:p>
            <text:p/>
            <text:p><text:span text:style-name="T1">PhD Candidate: Charles McEachern</text:span></text:p>
            <text:p><text:span text:style-name="T1"/></text:p>
            <text:p><text:span text:style-name="T1">Advisor: Bob Lysa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arles McEachern</meta:initial-creator>
    <meta:creation-date>2016-04-20T16:11:48.308063350</meta:creation-date>
    <meta:editing-duration>P0D</meta:editing-duration>
    <meta:editing-cycles>2</meta:editing-cycles>
    <dc:date>2016-04-20T16:18:00.348771431</dc:date>
    <dc:creator>Charles McEachern</dc:creator>
    <meta:document-statistic meta:object-count="24"/>
    <meta:generator>LibreOffice/4.2.8.2$Linux_X86_64 LibreOffice_project/420$Build-2</meta:generator>
  </office:meta>
</office:document-meta>
</file>